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431d" officeooo:paragraph-rsid="0012431d"/>
    </style:style>
    <style:style style:name="P2"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officeooo:rsid="0012431d" officeooo:paragraph-rsid="0012431d" fo:background-color="#ffffff" style:font-name-asian="Calibri1" style:font-size-asian="11pt" style:font-name-complex="Calibri1"/>
    </style:style>
    <style:style style:name="T1" style:family="text">
      <style:text-properties officeooo:rsid="001d44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 Us </text:p>
      <text:p text:style-name="P1"/>
      <text:p text:style-name="P2">The Florida Center for Mathematical Coaching and Consulting is a Florida-based company that offers tutoring services for a wide variety of math courses or other quantitative fields. The Center was founded by Dr. Stephen Atkins who taught high school, community college, and university level courses in a variety of fields including mathematics, <text:span text:style-name="T1">physics, statistics, </text:span>research methods, and mathematics education for over thirty years. Dr. Atkins has multiple years in training, curriculum development, and providing professional development for a variety of college and high school faculty and administrators. During the past two decades he established Teaching and Learning Centers in Florida and North Carolina colleges that specialize in providing students outstanding academic support and tutoring. <text:s/>In addition he provided leadership and guidance in the development of several Charter high schools. Dr. Atkins ensures that all of his tutors are well-grounded in research-based practices for effective lear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1T11:22:11.832000000</meta:creation-date>
    <dc:date>2014-11-13T15:23:48.679000000</dc:date>
    <meta:editing-duration>P0D</meta:editing-duration>
    <meta:editing-cycles>3</meta:editing-cycles>
    <meta:generator>LibreOffice/4.1.4.2$Windows_x86 LibreOffice_project/0a0440ccc0227ad9829de5f46be37cfb6edcf72</meta:generator>
    <meta:print-date>2014-06-04T14:53:18.543000000</meta:print-date>
    <meta:document-statistic meta:table-count="0" meta:image-count="0" meta:object-count="0" meta:page-count="1" meta:paragraph-count="2" meta:word-count="147" meta:character-count="1023" meta:non-whitespace-character-count="875"/>
  </office:meta>
</office:document-meta>
</file>